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3100" officeooo:paragraph-rsid="00093100"/>
    </style:style>
    <style:style style:name="P2" style:family="paragraph" style:parent-style-name="Standard">
      <style:text-properties style:text-underline-style="solid" style:text-underline-width="auto" style:text-underline-color="font-color" officeooo:rsid="00093100" officeooo:paragraph-rsid="000931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hylogeotool spec sheet</text:p>
      <text:p text:style-name="P1"/>
      <text:p text:style-name="P1">- What can be finished by march?</text:p>
      <text:p text:style-name="P1"/>
      <text:p text:style-name="P1"><text:tab/>- Clustering (First Cluster Picker and then K-Medoid clustering)</text:p>
      <text:p text:style-name="P1"><text:tab/>- Cluster visualisation with JUNG</text:p>
      <text:p text:style-name="P1"><text:tab/>- People can click in parts of the cluster to get a more detailed view. This however will be <text:tab/>just some images following eachother, nothing too dynamic.</text:p>
      <text:p text:style-name="P1"><text:tab/>- Preferably, a tree (image once again) could be shown on the left or right side of the scre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wout </meta:initial-creator>
    <meta:creation-date>2015-01-28T13:51:26.783978448</meta:creation-date>
    <dc:date>2015-01-28T14:04:24.007170677</dc:date>
    <dc:creator>Ewout </dc:creator>
    <meta:editing-duration>P0D</meta:editing-duration>
    <meta:editing-cycles>1</meta:editing-cycles>
    <meta:document-statistic meta:table-count="0" meta:image-count="0" meta:object-count="0" meta:page-count="1" meta:paragraph-count="6" meta:word-count="70" meta:character-count="402" meta:non-whitespace-character-count="333"/>
    <meta:generator>LibreOffice/4.2.7.2$Linux_X86_64 LibreOffice_project/420m0$Build-2</meta:generator>
  </office:meta>
</office:document-meta>
</file>